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nsolas" svg:font-family="Consolas, 'Courier New', monospace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fo:color="#d4d4d4"/>
    </style:style>
    <style:style style:name="T2" style:family="text">
      <style:text-properties fo:color="#c586c0"/>
    </style:style>
    <style:style style:name="T3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wd =&gt; path</text:p>
      <text:p text:style-name="Standard">ls =&gt; <text:s/>check files</text:p>
      <text:p text:style-name="Standard">-l =&gt; <text:s/>more info</text:p>
      <text:p text:style-name="Standard">-a =&gt; <text:s/>hidden</text:p>
      <text:p text:style-name="Standard">cd =&gt; go into</text:p>
      <text:p text:style-name="Standard">cd .. =&gt; <text:s/>back up 1 directory level</text:p>
      <text:p text:style-name="Standard">cd~ =&gt; <text:s/>back to main directory</text:p>
      <text:p text:style-name="Standard">mkdir =&gt; <text:s/>make directory</text:p>
      <text:p text:style-name="Standard">touch =&gt; <text:s/>create file</text:p>
      <text:p text:style-name="Standard">rmdir =&gt; <text:s/>delete EMPTY directory</text:p>
      <text:p text:style-name="Standard">rm =&gt; <text:s/>delete file</text:p>
      <text:p text:style-name="Standard">rm -rf =&gt; <text:s/>delete directory with files</text:p>
      <text:p text:style-name="Standard"/>
      <text:p text:style-name="Standard">cd my\ drive/</text:p>
      <text:p text:style-name="Standard"/>
      <text:p text:style-name="P1"/>
      <text:p text:style-name="Standard"/>
      <text:p text:style-name="Standard"/>
      <text:p text:style-name="Standard">NODE</text:p>
      <text:p text:style-name="Standard"/>
      <text:p text:style-name="Standard">ctrl+(cx2) =&gt; exit</text:p>
      <text:p text:style-name="Standard">.exit =&gt; exit</text:p>
      <text:p text:style-name="Standard">ctrl d =&gt; <text:s/>exit</text:p>
      <text:p text:style-name="Standard"/>
      <text:p text:style-name="Standard">node [filename.ext] =&gt; execute file</text:p>
      <text:p text:style-name="Standard"/>
      <text:p text:style-name="Standard">Don't share modules only json packages</text:p>
      <text:p text:style-name="Standard"/>
      <text:p text:style-name="Standard">npm init =&gt; create json package</text:p>
      <text:p text:style-name="Standard">npm packages =&gt; only works inside directory</text:p>
      <text:p text:style-name="Standard">npm i [nameofpackage]=&gt; install packages <text:s text:c="2"/>{ex: npm i express}</text:p>
      <text:p text:style-name="Standard">npm i -g(global) =&gt; install packages globally</text:p>
      <text:p text:style-name="Standard">npm -y =&gt; create json package, skiping all intro stuff</text:p>
      <text:p text:style-name="Standard"/>
      <text:p text:style-name="Standard">./ [nameoffile] =&gt; . = this directory</text:p>
      <text:p text:style-name="P1"/>
      <text:p text:style-name="Standard"/>
      <text:p text:style-name="Standard"/>
      <text:p text:style-name="Standard">GIT</text:p>
      <text:p text:style-name="Standard"/>
      <text:p text:style-name="Standard">git hub</text:p>
      <text:p text:style-name="Standard">create repository</text:p>
      <text:p text:style-name="Standard">git clone =&gt; copy code from github</text:p>
      <text:p text:style-name="Standard">git clone [repo location] <text:s text:c="2"/>. <text:s text:c="5"/>(. = everything)</text:p>
      <text:p text:style-name="Standard">git pull origin</text:p>
      <text:p text:style-name="Standard"/>
      <text:p text:style-name="Standard"/>
      <text:p text:style-name="Standard">git statu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it add [name of the file]</text:p>
      <text:p text:style-name="Standard">git commit -m”your message here”</text:p>
      <text:p text:style-name="Standard">git push origin [branch] <text:s text:c="21"/>'development'</text:p>
      <text:p text:style-name="Standard"/>
      <text:p text:style-name="Standard">git checkout =&gt; similar to cd</text:p>
      <text:p text:style-name="Standard">git checkout -b</text:p>
      <text:p text:style-name="Standard">git reset –hard =&gt; delete changes</text:p>
      <text:p text:style-name="Standard"/>
      <text:p text:style-name="Standard"/>
      <text:p text:style-name="Standard"/>
      <text:p text:style-name="P2">SHA256:aA6ToyThtvrIIhd8/65UNaUpLo/wGd7w6dFct61qfPw meszappa@gmail.com</text:p>
      <text:p text:style-name="P2">The key's randomart image is:</text:p>
      <text:p text:style-name="P2">+--[ED25519 256]--+</text:p>
      <text:p text:style-name="P2">| <text:s text:c="11"/>. <text:s text:c="3"/>|</text:p>
      <text:p text:style-name="P2">| <text:s text:c="10"/>+ <text:s text:c="4"/>|</text:p>
      <text:p text:style-name="P2">|. <text:s text:c="6"/>. = <text:s text:c="5"/>|</text:p>
      <text:p text:style-name="P2">|.. <text:s text:c="2"/>. o o . <text:s text:c="4"/>|</text:p>
      <text:p text:style-name="P2">|.+. * * S <text:s text:c="2"/>. . <text:s/>|</text:p>
      <text:p text:style-name="P2">|.o+..X @ + . . o |</text:p>
      <text:p text:style-name="P2">| ..o .B * o. .. .|</text:p>
      <text:p text:style-name="P2">|=.. <text:s/>... . <text:s/>o o. |</text:p>
      <text:p text:style-name="P2">|=+. <text:s text:c="2"/>.++ <text:s/>..o..E|</text:p>
      <text:p text:style-name="P2">+----[SHA256]-----+</text:p>
      <text:p text:style-name="Standard"/>
      <text:p text:style-name="Standard"/>
      <text:p text:style-name="Standard"/>
      <text:p text:style-name="Standard">ssh-ed25519 AAAAC3NzaC1lZDI1NTE5AAAAILY+bEc/DDnTg27H2LAyG75PJIFTO/fCoo6IrM+pB9Gd <text:a xlink:type="simple" xlink:href="mailto:meszappa@gmail.com">meszappa@gmail.com</text:a></text:p>
      <text:p text:style-name="Standard"/>
      <text:p text:style-name="P5"/>
      <text:p text:style-name="Standard"/>
      <text:p text:style-name="Standard"/>
      <text:p text:style-name="Standard">EJS</text:p>
      <text:p text:style-name="Standard"/>
      <text:p text:style-name="P3"><text:span text:style-name="T1">&lt;%</text:span> <text:span text:style-name="T2">if</text:span>(<text:span text:style-name="T3">x</text:span>) { <text:span text:style-name="T1">%&gt;</text:span></text:p>
      <text:p text:style-name="P4"/>
      <text:p text:style-name="P3"><text:span text:style-name="T1">&lt;%</text:span> } <text:span text:style-name="T2">else</text:span> <text:span text:style-name="T2">if</text:span> (<text:span text:style-name="T3">y</text:span>) { <text:span text:style-name="T1">%&gt;</text:span></text:p>
      <text:p text:style-name="P4"/>
      <text:p text:style-name="P3"><text:span text:style-name="T1">&lt;%</text:span> } <text:span text:style-name="T1">%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Courier New', monospace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2-07-18T11:19:07.24</meta:creation-date>
    <dc:date>2022-08-25T16:15:35.07</dc:date>
    <meta:editing-duration>PT00H55M07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2" meta:paragraph-count="56" meta:word-count="262" meta:character-count="1458"/>
  </office:meta>
</office:document-meta>
</file>